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fo:color="#000000" style:font-name="Liberation Serif" fo:font-size="12pt" fo:language="fr" fo:country="FR" fo:font-weight="normal"/>
    </style:style>
    <style:style style:family="paragraph" style:name="P2" style:display-name="P2"/>
    <style:style style:family="paragraph" style:name="P3" style:display-name="P3" style:parent-style-name="Normal">
      <style:paragraph-properties fo:text-align="center"/>
      <style:text-properties style:font-name="DejaVu Sans Light" fo:font-size="18pt" fo:font-weight="bold"/>
    </style:style>
    <style:style style:family="paragraph" style:name="P4" style:display-name="P4" style:parent-style-name="Normal">
      <style:paragraph-properties fo:text-align="left"/>
      <style:text-properties style:font-name="DejaVu Sans Light" fo:font-size="11pt" fo:font-weight="normal"/>
    </style:style>
    <style:style style:family="paragraph" style:name="P5" style:display-name="P5" style:parent-style-name="Normal">
      <style:paragraph-properties fo:text-align="left"/>
      <style:text-properties fo:color="#ce181e" style:font-name="DejaVu Sans Light" fo:font-size="15pt" fo:font-weight="normal"/>
    </style:style>
    <style:style style:family="paragraph" style:name="P1" style:display-name="P1">
      <style:paragraph-properties fo:break-before="pag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/>
        <text:p text:style-name="P2"/>
        <text:p text:style-name="P3"><text:span text:style-name="T1">JOURNAL DE BORD</text:span></text:p>
        <text:p text:style-name="P3"/>
        <text:p text:style-name="P4">- Lundi <text:s/>16/12/19 :</text:p>
        <text:p text:style-name="P4"><text:tab/> </text:p>
        <text:p text:style-name="P4"><text:tab/>Nous avons pris connaissance du sujet, et commencé les cinq premières étapes. Celles-ci étant toutes dépendantes, nous avons eu quelques difficultés à faire les étapes plus avancées, notamment les étapes quatre et cinq, mais cela nous a permis d’avoir une ébauche de ce qu’il fallait des étapes précédentes.</text:p>
        <text:p text:style-name="P4"/>
        <text:p text:style-name="P4">- Mardi <text:s/>17/12/19 :</text:p>
        <text:p text:style-name="P4"><text:tab/></text:p>
        <text:p text:style-name="P4"><text:tab/>Nous avons progressé dans les différentes étapes initiées le jour d’avant, et fini la partie purement logique des étapes une, deux, trois et quatre.</text:p>
        <text:p text:style-name="P4"/>
        <text:p text:style-name="P4">- Mercredi <text:s/>18/12/19 :</text:p>
        <text:p text:style-name="P4"><text:tab/></text:p>
        <text:p text:style-name="P4"><text:tab/>Nous nous sommes aperçu que nous avions besoin d’une meilleure organisation, et c'est </text:p>
        <text:p text:style-name="P4">pour cela que nous avons décidé de créer un organigramme d’un fichier ELF ainsi qu’un kanban, nous permettant de bien voir ce qui avait été fait et ce qu’il restait à faire. Nous avons également défini des règles de nomenclature.</text:p>
        <text:p text:style-name="P4"/>
        <text:p text:style-name="P4">- Jeudi <text:s/>19/12/19 :</text:p>
        <text:p text:style-name="P4"><text:tab/><text:tab/></text:p>
        <text:p text:style-name="P4"><text:tab/>Nous avons commencé à faire une librairie appelée LEGOLAS servant à manipuler des fichiers ELF plus aisément. Nous avons également commencé la création de fichiers de test.</text:p>
        <text:p text:style-name="P4"/>
        <text:p text:style-name="P4">- Vendredi 20/12/19 :</text:p>
        <text:p text:style-name="P4"><text:tab/></text:p>
        <text:p text:style-name="P4"><text:tab/>Tout en avançant dans la progression de LEGOLAS, nous avons nettoyé notre projet en supprimant les fichiers non utilisés, et corriger les bogues des étapes précédemment réalisées.</text:p>
        <text:p text:style-name="P4">Nous cherchons a créer notre propre Makefile.</text:p>
        <text:p text:style-name="P4"/>
        <text:p text:style-name="P4"/>
        <text:p text:style-name="P5">VACANCES DE NOËL</text:p>
        <text:p text:style-name="P5"/>
        <text:p text:style-name="P4"/>
        <text:p text:style-name="P4">- Lundi <text:s/>06/01/20 :</text:p>
        <text:p text:style-name="P4"><text:tab/></text:p>
        <text:p text:style-name="P4"><text:tab/>LEGOLAS est fonctionnel, et prêt pour l’étape 7. L’étape 6 est en bonne voie de complétion.</text:p>
        <text:p text:style-name="P4"/>
        <text:p text:style-name="P4">- Mardi <text:s/>07/01/20:</text:p>
        <text:p text:style-name="P4"><text:tab/></text:p>
        <text:p text:style-name="P4"><text:tab/>//<text:span text:style-name="T1">A compléter<text:tab/></text:span></text:p>
        <text:p text:style-name="P4"/>
        <text:p text:style-name="P4">- Mercredi <text:s/>08/01/20:</text:p>
        <text:p text:style-name="P4"><text:tab/></text:p>
        <text:p text:style-name="P4"><text:tab/>//<text:span text:style-name="T1">A compléter<text:tab/></text:span></text:p>
        <text:p text:style-name="P4"/>
        <text:p text:style-name="P4">- Jeudi <text:s/>09/01/20:</text:p>
        <text:p text:style-name="P4"><text:tab/></text:p>
        <text:p text:style-name="P4"><text:tab/><text:span text:style-name="T1">A compléter<text:tab/></text:span></text:p>
        <text:p text:style-name="P4"/>
        <text:p text:style-name="P4">- Vendredi <text:s/>10/01/20:</text:p>
        <text:p text:style-name="P4"><text:tab/></text:p>
        <text:p text:style-name="P4"><text:tab/><text:span text:style-name="T1">A compléte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DejaVu Sans Light" svg:font-family="DejaVu Sans Light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20-01-06T08:56:15.116737262</meta:creation-date>
    <dc:date>Tue Jan  7 13:27:50 2020
</dc:date>
  </office:meta>
</office:document-meta>
</file>